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arsayılan-title">
      <style:graphic-properties fo:min-height="2.629cm"/>
      <style:paragraph-properties style:writing-mode="lr-tb"/>
    </style:style>
    <style:style style:name="pr2" style:family="presentation" style:parent-style-name="Varsayılan-subtitle">
      <style:graphic-properties draw:fill-color="#ffffff" fo:min-height="9.134cm"/>
      <style:paragraph-properties style:writing-mode="lr-tb"/>
    </style:style>
    <style:style style:name="pr3" style:family="presentation" style:parent-style-name="Varsayılan-notes">
      <style:graphic-properties draw:fill-color="#ffffff" fo:min-height="13.364cm"/>
      <style:paragraph-properties style:writing-mode="lr-tb"/>
    </style:style>
    <style:style style:name="pr4" style:family="presentation" style:parent-style-name="Varsayılan-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style:writing-mode="lr-tb"/>
      <style:text-properties fo:color="#c9211e" loext:opacity="100%"/>
    </style:style>
    <style:style style:name="T1" style:family="text">
      <style:text-properties fo:font-weight="bold" style:font-weight-asian="bold" style:font-weight-complex="bold"/>
    </style:style>
    <style:style style:name="T2" style:family="text">
      <style:text-properties fo:color="#c9211e" loext:opacity="100%"/>
    </style:style>
    <style:style style:name="T3" style:family="text">
      <style:text-properties fo:font-variant="normal" fo:text-transform="none" fo:color="#c9211e"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 style:family="text">
      <style:text-properties fo:color="#000000" loext:opacity="100%" fo:font-weight="bold" style:font-weight-asian="bold" style:font-weight-complex="bold"/>
    </style:style>
    <style:style style:name="T5" style:family="text">
      <style:text-properties fo:color="#000000" loext:opacity="100%"/>
    </style:style>
    <style:style style:name="T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text-style-name="P1" draw:layer="layout" svg:width="25.199cm" svg:height="2.629cm" svg:x="1.4cm" svg:y="0.628cm" presentation:class="title">
          <draw:text-box>
            <text:p>Index(İşaret/Gösterge)</text:p>
          </draw:text-box>
        </draw:frame>
        <draw:frame presentation:style-name="pr2" draw:text-style-name="P2" draw:layer="layout" svg:width="25.199cm" svg:height="9.134cm" svg:x="1.4cm" svg:y="3.685cm" presentation:class="subtitle">
          <draw:text-box>
            <text:p>İndex veri tabanı sorgularını hızlandırmak için kullanılır.</text:p>
            <text:p/>
            <text:p>Oluşturulan index tablo veya diğer veri tabanı nesneleri gibi görünmez sadece sorguları hızlandırmak için kullanılır.</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1" draw:layer="layout" svg:width="25.199cm" svg:height="9.134cm" svg:x="1.4cm" svg:y="3.685cm" presentation:class="outline">
          <draw:text-box>
            <text:list text:style-name="L2">
              <text:list-header>
                <text:p>! SQL Unique ve SQL Primary Key özellikleri de bir indextir.</text:p>
                <text:p>Bir indeks, veri tabanı ortamında bir tablo ya da bir view gibi bir nesnedir ve ilişkili olarak kullanıldığı tablo ya da view'deki satırların, indeksleme alanı olarak kullanılan kolondaki verilere göre sıralanmış biçimde işlenme sokulmasını sağlar.</text:p>
                <text:p><text:span text:style-name="T1">İndeks Oluşturmanın Amacı :</text:span></text:p>
                <text:p>Bir tablo, indekslenmiş ise , bu tablo içinde gerçekleştirilecek bir arama ya da koşullu listeleme ( SELECT komutu ile ) işlemi çok daha hızlı biçimde gerçekleştirecektir.</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draw:frame presentation:style-name="pr1" draw:text-style-name="P1" draw:layer="layout" svg:width="25.199cm" svg:height="2.629cm" svg:x="1.4cm" svg:y="0.628cm" presentation:class="title">
          <draw:text-box>
            <text:p>İndex oluşturma</text:p>
          </draw:text-box>
        </draw:frame>
        <draw:frame presentation:style-name="pr4" draw:text-style-name="P4" draw:layer="layout" svg:width="25.199cm" svg:height="9.134cm" svg:x="1.4cm" svg:y="3.5cm" presentation:class="outline" presentation:user-transformed="true">
          <draw:text-box>
            <text:list text:style-name="L2">
              <text:list-header>
                <text:p><text:span text:style-name="T2">CREATE {Unique}{CLUSTERED/NONCLUSTERED }INDEX index_name</text:span></text:p>
                <text:p><text:span text:style-name="T3">ON table_name (column1, </text:span><text:span text:style-name="T2">column2 --desc, ...);</text:span></text:p>
                <text:p><text:span text:style-name="T2"/></text:p>
                <text:p><text:span text:style-name="T4">İndex’in silinmesi</text:span></text:p>
                <text:p text:style-name="P3"><text:span text:style-name="T3"><text:s text:c="4"/></text:span><text:span text:style-name="T3">DROP INDEX </text:span><text:span text:style-name="T2">index_adi</text:span></text:p>
              </text:list-header>
            </text:list>
            <text:p text:style-name="P3"><text:span text:style-name="T5">MS Erişimi:</text:span></text:p>
            <text:p text:style-name="P3"><text:span text:style-name="T2">DROP INDEX index_Adı ON tablo_Adı;</text:span></text:p>
            <text:p text:style-name="P3"><text:span text:style-name="T5">SQL Server:</text:span></text:p>
            <text:p text:style-name="P3"><text:span text:style-name="T2">DROP INDEX tablo_Adı.index_Adı;</text:span></text:p>
            <text:p><text:span text:style-name="T2"/></text:p>
            <text:p><text:span text:style-name="T5">komutu ile</text:span></text:p>
            <text:p><text:span text:style-name="T5"><text:s text:c="12"/></text:span><text:span text:style-name="T5">INDEX DROPPED</text:span></text:p>
            <text:p><text:span text:style-name="T5">Mesajı alınacaktır.</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draw:frame presentation:style-name="pr1" draw:text-style-name="P1" draw:layer="layout" svg:width="25.199cm" svg:height="2.629cm" svg:x="1.4cm" svg:y="0.628cm" presentation:class="title">
          <draw:text-box>
            <text:p>İndex Çeşitleri</text:p>
          </draw:text-box>
        </draw:frame>
        <draw:frame presentation:style-name="pr4" draw:text-style-name="P1" draw:layer="layout" svg:width="25.199cm" svg:height="9.134cm" svg:x="1.4cm" svg:y="3.685cm" presentation:class="outline" presentation:user-transformed="true">
          <draw:text-box>
            <text:p>İki çeşit index vardır ; “CLUSTERED ve NONCLUSTERED”</text:p>
            <text:p/>
            <text:p>Bir tabloda 1 tane CLUSTERED 249 adet de NONCLUSTERED index oluşturulabilir. Oluşturduğunuz bir tablo üzerinde eğer id kolonunu “SET PRİMARY KEY” yaparsanız, bu kolon otomatik olarak bir CLUSTERED INDEX oluşturur.</text:p>
            <text:p>--Designer&gt;Id&gt;Property&gt;Indexable&gt;Yes olacaktır</text:p>
            <text:p text:style-name="P3"><text:span text:style-name="T6">--TableName&gt;Indexes&gt;Index_name(</text:span>CLUSTERED)</text:p>
            <text:p text:style-name="P3">--EXEC sp_helpindex ‘Tbl_name’” şeklinde helpindex ile mevcut index yapınızı görebilirsiniz.</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draw:frame presentation:style-name="pr1" draw:text-style-name="P1" draw:layer="layout" svg:width="25.199cm" svg:height="2.629cm" svg:x="1.4cm" svg:y="0.628cm" presentation:class="title" presentation:user-transformed="true">
          <draw:text-box>
            <text:p><text:s/></text:p>
          </draw:text-box>
        </draw:frame>
        <draw:frame presentation:style-name="pr4" draw:text-style-name="P1" draw:layer="layout" svg:width="25.199cm" svg:height="9.134cm" svg:x="1.4cm" svg:y="3.685cm" presentation:class="outline" presentation:user-transformed="true">
          <draw:text-box>
            <text:list text:style-name="L2">
              <text:list-item>
                <text:p>Mevcut bir index ‘i disable yapmak için= “<text:span text:style-name="T2">ALTER INDEX INDEX_NAME ON Tbl_NAME Disable</text:span>”</text:p>
              </text:list-item>
              <text:list-item>
                <text:p><text:span text:style-name="T6">Disable edilmiş index ‘i tekrar aktif etmek için = “</text:span><text:span text:style-name="T2">ALTER INDEX INDEX_NAME ON Tbl_NAME Rebuild</text:span>”</text:p>
              </text:list-item>
              <text:list-item>
                <text:p><text:span text:style-name="T6">İndex ‘i tamamiyle silmek için = “</text:span><text:span text:style-name="T3">DROP INDEX </text:span><text:span text:style-name="T2">INDEX_NAME ON Tbl_NAME</text:span>”</text:p>
              </text:list-item>
              <text:list-item>
                <text:p><text:span text:style-name="T6">Aynı anda birden fazla index oluşturmak için = “</text:span><text:span text:style-name="T3">Create NONCLUSTERED INDEX </text:span><text:span text:style-name="T2">INDEX_NAME ON Tbl_NAME (Adi,Soyadi)</text:span>”</text:p>
              </text:list-item>
              <text:list-item>
                <text:p>Bir tabloyu tamamiyle silerseniz, o tablo üzerindeki bütün index ‘leride tamamıyla silmiş olursunuz.</text:p>
              </text:list-item>
              <text:list-item>
                <text:p>Kaç logical read yaptığımı gösteren sistemi açma/Kapama = <text:span text:style-name="T2">SET STATISTICS IO {ON | OFF}</text:span></text:p>
              </text:list-item>
              <text:list-item>
                <text:p text:style-name="P3"><text:span text:style-name="T7">Kaç Kaç milisaniye geçtiğini gösteren sistemi açma/Kapama = <text:s/></text:span><text:span text:style-name="T3">SET STATISTICS TIME </text:span><text:span text:style-name="T2"><text:s/>{ON | OFF}</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3-03T11:54:05.833000000</dc:date>
    <meta:editing-duration>PT34M15S</meta:editing-duration>
    <meta:editing-cycles>11</meta:editing-cycles>
    <meta:generator>LibreOffice/7.2.5.2$Windows_X86_64 LibreOffice_project/499f9727c189e6ef3471021d6132d4c694f357e5</meta:generator>
    <meta:document-statistic meta:object-count="41"/>
  </office:meta>
</office:document-meta>
</file>